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8255" officeooo:paragraph-rsid="000d8255"/>
    </style:style>
    <style:style style:name="P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d8255" officeooo:paragraph-rsid="000d8255"/>
    </style:style>
    <style:style style:name="P3" style:family="paragraph" style:parent-style-name="Standard" style:master-page-name="">
      <loext:graphic-properties draw:fill="none"/>
      <style:paragraph-properties fo:margin-left="0.5in" fo:margin-right="0in" fo:text-indent="-0.5in" style:auto-text-indent="false" style:page-number="auto" fo:background-color="transparent"/>
      <style:text-properties officeooo:rsid="000d8255" officeooo:paragraph-rsid="000d8255"/>
    </style:style>
    <style:style style:name="P4" style:family="paragraph" style:parent-style-name="Standard" style:master-page-name="">
      <loext:graphic-properties draw:fill="none"/>
      <style:paragraph-properties fo:margin-left="0.5in" fo:margin-right="0in" fo:text-indent="-0.5in" style:auto-text-indent="false" style:page-number="auto" fo:background-color="transparent"/>
      <style:text-properties officeooo:rsid="00124e9a" officeooo:paragraph-rsid="00124e9a"/>
    </style:style>
    <style:style style:name="P5" style:family="paragraph" style:parent-style-name="Standard">
      <loext:graphic-properties draw:fill="none"/>
      <style:paragraph-properties fo:margin-left="0.5in" fo:margin-right="0in" fo:text-indent="-0.5in" style:auto-text-indent="false" fo:background-color="transparent"/>
      <style:text-properties officeooo:rsid="00124e9a" officeooo:paragraph-rsid="00124e9a"/>
    </style:style>
    <style:style style:name="P6" style:family="paragraph" style:parent-style-name="Standard">
      <loext:graphic-properties draw:fill="none"/>
      <style:paragraph-properties fo:margin-left="0.5in" fo:margin-right="0in" fo:text-indent="-0.5in" style:auto-text-indent="false" fo:background-color="transparent"/>
      <style:text-properties officeooo:rsid="00155382" officeooo:paragraph-rsid="00155382"/>
    </style:style>
    <style:style style:name="P7" style:family="paragraph" style:parent-style-name="Standard">
      <loext:graphic-properties draw:fill="none"/>
      <style:paragraph-properties fo:margin-left="0.5in" fo:margin-right="0in" fo:text-indent="-0.5in" style:auto-text-indent="false" fo:background-color="transparent"/>
      <style:text-properties officeooo:rsid="0018c5e3" officeooo:paragraph-rsid="0018c5e3"/>
    </style:style>
    <style:style style:name="T1" style:family="text">
      <style:text-properties officeooo:rsid="000e4960"/>
    </style:style>
    <style:style style:name="T2" style:family="text">
      <style:text-properties officeooo:rsid="00148034"/>
    </style:style>
    <style:style style:name="T3" style:family="text">
      <style:text-properties officeooo:rsid="0017111b"/>
    </style:style>
    <style:style style:name="T4" style:family="text">
      <style:text-properties officeooo:rsid="0018e7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ce Beard</text:p>
      <text:p text:style-name="P1">Ece497-01 32-bit Embedded Linux</text:p>
      <text:p text:style-name="P1">hw5</text:p>
      <text:p text:style-name="P1"/>
      <text:p text:style-name="P3">1.<text:tab/><text:span text:style-name="T1">In the example, boneServer.js and the browser interact by using socket io to send messages to set up the web pages for the example programs and then listening for different events that are received, usually in the form of strings. Examples of these strings are “audio”, “matrix”, etc. The matrix flag in this example queries the boneServer for any updates to the led matrix then waits for a response, once a response is received it updates the led matrix accordingly.</text:span></text:p>
      <text:p text:style-name="P2"/>
      <text:p text:style-name="P4">2.<text:tab/>When an LED is clicked in the browser <text:span text:style-name="T2">the socket in matrixLED.js emits an i2cset command that toggles the led on the physical matrix and then toggles the led on the webpage.</text:span></text:p>
      <text:p text:style-name="P5"/>
      <text:p text:style-name="P6">3.<text:tab/><text:span text:style-name="T3">The entry used to color the LED matrix is the .on entry in the example</text:span></text:p>
      <text:p text:style-name="P6"/>
      <text:p text:style-name="P7">4.<text:tab/><text:span text:style-name="T4">To control the two LEDs I will add two new options to the matrixLED.css file so that the lights on the webpage can turn green, yellow, or red. I will also change the matrixLED.js file to keep track of whether the green LED is on or the red LED is o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0:12:27.514738162</meta:creation-date>
    <dc:date>2017-10-04T16:58:14.258213409</dc:date>
    <meta:editing-duration>PT21H37M18S</meta:editing-duration>
    <meta:editing-cycles>5</meta:editing-cycles>
    <meta:generator>LibreOffice/5.1.6.2$Linux_X86_64 LibreOffice_project/10m0$Build-2</meta:generator>
    <meta:document-statistic meta:table-count="0" meta:image-count="0" meta:object-count="0" meta:page-count="1" meta:paragraph-count="7" meta:word-count="189" meta:character-count="1017" meta:non-whitespace-character-count="835"/>
  </office:meta>
</office:document-meta>
</file>